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A0000005F523187A9BBED4660.png" manifest:media-type="image/png"/>
  <manifest:file-entry manifest:full-path="Pictures/1000247C000019B50000082CCFDE25F9C0C3BE1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Bold1" svg:font-family="'Noto Sans CJK JP Bold'" style:font-adornments="太字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ff" draw:textarea-horizontal-align="justify" draw:textarea-vertical-align="middle" draw:auto-grow-height="false" fo:min-height="0.983cm" fo:min-width="2.09cm" draw:shadow="visible"/>
    </style:style>
    <style:style style:name="gr2" style:family="graphic" style:parent-style-name="standard">
      <style:graphic-properties draw:stroke="none" draw:fill-color="#e6e6ff" draw:textarea-horizontal-align="justify" draw:textarea-vertical-align="middle" draw:auto-grow-height="false" fo:min-height="0.536cm" fo:min-width="0.286cm" draw:shadow="visible"/>
    </style:style>
    <style:style style:name="gr3" style:family="graphic" style:parent-style-name="standard">
      <style:graphic-properties draw:stroke="none" draw:fill-color="#e6e6ff" draw:textarea-horizontal-align="justify" draw:textarea-vertical-align="middle" draw:auto-grow-height="false" fo:min-height="0.623cm" fo:min-width="0.111cm" draw:shadow="visible"/>
    </style:style>
    <style:style style:name="gr4" style:family="graphic" style:parent-style-name="standard">
      <style:graphic-properties draw:stroke="none" svg:stroke-color="#000000" draw:fill-color="#cc0000" draw:textarea-horizontal-align="justify" draw:textarea-vertical-align="middle" draw:auto-grow-height="false" fo:min-height="3.86cm" fo:min-width="3.842cm" draw:shadow="visible"/>
    </style:style>
    <style:style style:name="gr5" style:family="graphic" style:parent-style-name="standard">
      <style:graphic-properties draw:stroke="none" svg:stroke-color="#000000" draw:fill-color="#cc0000" draw:textarea-horizontal-align="justify" draw:textarea-vertical-align="middle" draw:auto-grow-height="false" fo:min-height="3.859cm" fo:min-width="3.842cm" draw:shadow="visible"/>
    </style:style>
    <style:style style:name="gr6" style:family="graphic" style:parent-style-name="standard">
      <style:graphic-properties draw:stroke="none" draw:fill-color="#e6e6ff" draw:textarea-horizontal-align="justify" draw:textarea-vertical-align="middle" draw:auto-grow-height="false" fo:min-height="0.983cm" fo:min-width="2.09cm" draw:shadow="hidden"/>
    </style:style>
    <style:style style:name="gr7" style:family="graphic" style:parent-style-name="standard">
      <style:graphic-properties draw:stroke="none" svg:stroke-color="#000000" draw:fill="none" draw:fill-color="#ffffff" fo:min-height="4.05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loext:graphic-properties draw:fill-color="#cc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 CJK JP Bold1" fo:font-size="72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Noto Sans CJK JP Bold1" fo:font-size="7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custom-shape draw:style-name="gr1" draw:text-style-name="P1" draw:layer="layout" svg:width="2.59cm" svg:height="1.233cm" draw:transform="rotate (-3.14159265358979) translate (20.883cm 15.672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11cm" svg:height="1.11cm" draw:transform="rotate (-3.14159265358979) translate (21.5cm 16.0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11cm" svg:height="1.11cm" draw:transform="rotate (-3.14159265358979) translate (21.5cm 15.1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863cm" svg:height="1.233cm" draw:transform="rotate (-3.14159265358979) translate (18.786cm 15.67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2" draw:layer="layout" svg:width="6.14cm" svg:height="5.81cm" svg:x="10.275cm" svg:y="12.0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6.14cm" svg:height="5.809cm" svg:x="13.263cm" svg:y="12.0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1.11cm" svg:height="1.11cm" svg:x="8.178cm" svg:y="14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2.59cm" svg:height="1.233cm" svg:x="8.795cm" svg:y="14.43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11cm" svg:height="1.11cm" svg:x="8.178cm" svg:y="14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863cm" svg:height="1.233cm" svg:x="10.892cm" svg:y="14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7" draw:text-style-name="P4" draw:layer="layout" svg:width="27.2cm" svg:height="4.3cm" svg:x="1.2cm" svg:y="9.7cm">
          <draw:text-box>
            <text:p text:style-name="P3"><text:span text:style-name="T1">Meatup 2017</text:span></text:p>
          </draw:text-box>
        </draw:frame>
        <draw:frame draw:style-name="gr8" draw:text-style-name="P5" draw:layer="layout" svg:width="22.434cm" svg:height="7.129cm" svg:x="4.066cm" svg:y="3.1cm">
          <draw:image xlink:href="Pictures/1000247C000019B50000082CCFDE25F9C0C3BE19.svg" xlink:type="simple" xlink:show="embed" xlink:actuate="onLoad">
            <text:p/>
          </draw:image>
          <draw:image xlink:href="Pictures/100002010000012A0000005F523187A9BBED4660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Bold1" svg:font-family="'Noto Sans CJK JP Bold'" style:font-adornments="太字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cm" draw:shadow-offset-y="0.2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4:54:46.715290127</meta:creation-date>
    <dc:date>2017-02-09T15:12:20.152015920</dc:date>
    <meta:editing-duration>PT17M35S</meta:editing-duration>
    <meta:editing-cycles>4</meta:editing-cycles>
    <meta:generator>LibreOffice/5.1.4.2$Linux_X86_64 LibreOffice_project/10m0$Build-2</meta:generator>
    <meta:document-statistic meta:object-count="16"/>
  </office:meta>
</office:document-meta>
</file>